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15.6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69.85mm"/>
    </style:style>
    <style:style style:name="co7" style:family="table-column">
      <style:table-column-properties fo:break-before="auto" style:column-width="59mm"/>
    </style:style>
    <style:style style:name="ro1" style:family="table-row">
      <style:table-row-properties style:row-height="14.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4" table:number-columns-repeated="9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05" table:default-cell-style-name="ce5"/>
        <table:table-row table:style-name="ro1">
          <table:table-cell table:style-name="ce1" office:value-type="string" calcext:value-type="string">
            <text:p>liczba danych uczących</text:p>
          </table:table-cell>
          <table:table-cell table:style-name="ce1" office:value-type="string" calcext:value-type="string">
            <text:p>współczynnik uczenia</text:p>
          </table:table-cell>
          <table:table-cell table:style-name="ce1" office:value-type="string" calcext:value-type="string">
            <text:p>liczba zmian wag</text:p>
          </table:table-cell>
          <table:table-cell table:number-columns-repeated="2"/>
          <table:table-cell table:style-name="ce1" office:value-type="string" calcext:value-type="string">
            <text:p>liczba danych uczących</text:p>
          </table:table-cell>
          <table:table-cell table:style-name="ce1" office:value-type="string" calcext:value-type="string">
            <text:p>współczynnik uczenia</text:p>
          </table:table-cell>
          <table:table-cell table:style-name="ce1" office:value-type="string" calcext:value-type="string">
            <text:p>średnia liczba zmian wag</text:p>
          </table:table-cell>
          <table:table-cell table:number-columns-repeated="1016"/>
        </table:table-row>
        <table:table-row table:style-name="ro2"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table:formula="of:=AVERAGE([.C36:.C45])" office:value-type="float" office:value="126.9" calcext:value-type="float">
            <text:p>126,9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C3:.C12])" office:value-type="float" office:value="51.3" calcext:value-type="float">
            <text:p>51,3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C14:.C23])" office:value-type="float" office:value="9.1" calcext:value-type="float">
            <text:p>9,1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table:formula="of:=AVERAGE([.C25:.C34])" office:value-type="float" office:value="3.6" calcext:value-type="float">
            <text:p>3,6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table:formula="of:=AVERAGE([.C48:.C57])" office:value-type="float" office:value="0.9" calcext:value-type="float">
            <text:p>0,9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formula="of:=AVERAGE([.C81:.C90])" office:value-type="float" office:value="5.5" calcext:value-type="float">
            <text:p>5,5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formula="of:=AVERAGE([.C69:.C79])" office:value-type="float" office:value="6.18181818181818" calcext:value-type="float">
            <text:p>6,1818181818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formula="of:=AVERAGE([.C69:.C79])" office:value-type="float" office:value="6.18181818181818" calcext:value-type="float">
            <text:p>6,1818181818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2" table:number-columns-repeated="2"/>
          <table:table-cell table:number-columns-repeated="2"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table:formula="of:=AVERAGE([.C103:.C112])" office:value-type="float" office:value="4.4" calcext:value-type="float">
            <text:p>4,4</text:p>
          </table:table-cell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6" calcext:value-type="float">
            <text:p>16</text:p>
          </table:table-cell>
          <table:table-cell>
            <draw:frame table:end-cell-address="Arkusz1.K29" table:end-x="2.58mm" table:end-y="2.26mm" draw:z-index="0" draw:name="Wykres 1" draw:style-name="gr1" draw:text-style-name="P1" svg:width="165.88mm" svg:height="71.95mm" svg:x="8.95mm" svg:y="3.34mm">
              <loext:p draw:notify-on-update-of-ranges="Arkusz1.G3:Arkusz1.G8 Arkusz1.H3:Arkusz1.H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>
            <draw:frame table:end-cell-address="Arkusz1.K46" table:end-x="3.42mm" table:end-y="3.49mm" draw:z-index="1" draw:name="Wykres 2" draw:style-name="gr1" draw:text-style-name="P1" svg:width="165.85mm" svg:height="75.79mm" svg:x="9.82mm" svg:y="0.73mm">
              <loext:p draw:notify-on-update-of-ranges="Arkusz1.F10:Arkusz1.F13 Arkusz1.H10:Arkusz1.H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9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100000" calcext:value-type="float">
            <text:p>100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25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25P0"/>
    </number:number-style>
    <number:number-style style:name="N10126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26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27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27P0"/>
    </number:number-style>
    <number:number-style style:name="N10128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2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30P0"/>
    </number:number-style>
    <number:number-style style:name="N10131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2P0"/>
    </number:number-style>
    <number:number-style style:name="N10133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3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3P2" style:volatile="true" number:language="pl" number:country="PL">
      <loext:text> </loext:text>
      <loext:fill-character> </loext:fill-character>
      <number:text>-      </number:text>
    </number:number-style>
    <number:text-style style:name="N10133" number:language="pl" number:country="P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4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4P2" style:volatile="true" number:language="pl" number:country="PL">
      <loext:text> </loext:text>
      <loext:fill-character> </loext:fill-character>
      <number:text>- zł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5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5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g</meta:initial-creator>
    <meta:creation-date>2017-10-18T20:35:51</meta:creation-date>
    <dc:date>2017-12-14T15:46:22.385552161</dc:date>
    <meta:generator>LibreOffice/5.1.6.2$Linux_X86_64 LibreOffice_project/10m0$Build-2</meta:generator>
    <meta:editing-duration>PT7M43S</meta:editing-duration>
    <meta:editing-cycles>1</meta:editing-cycles>
    <meta:document-statistic meta:table-count="1" meta:cell-count="306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589cm" svg:height="7.196cm" xlink:href=".." xlink:type="simple" chart:class="chart:line" chart:style-name="ch1">
        <chart:title svg:x="0.333cm" svg:y="0.278cm" chart:style-name="ch2">
          <text:p>zależność współczynnika uczenia od średniej liczby zmian wag</text:p>
        </chart:title>
        <chart:plot-area chart:style-name="ch3" table:cell-range-address="Arkusz1.G3:Arkusz1.H8" chart:data-source-has-labels="both" svg:x="1.391cm" svg:y="1.3cm" svg:width="14.867cm" svg:height="4.723cm">
          <chartooo:coordinate-region svg:x="2.277cm" svg:y="1.486cm" svg:width="13.981cm" svg:height="4.067cm"/>
          <chart:axis chart:dimension="x" chart:name="primary-x" chart:style-name="ch4" chartooo:axis-type="auto">
            <chartooo:date-scale/>
            <chart:title svg:x="6.881cm" svg:y="6.167cm" chart:style-name="ch5">
              <text:p>współczynnik uczenia</text:p>
            </chart:title>
            <chart:categories table:cell-range-address="Arkusz1.G3:Arkusz1.G8"/>
          </chart:axis>
          <chart:axis chart:dimension="y" chart:name="primary-y" chart:style-name="ch6">
            <chart:title svg:x="0.451cm" svg:y="5.895cm" chart:style-name="ch7">
              <text:p>średnia liczba zmian wag</text:p>
            </chart:title>
            <chart:grid chart:style-name="ch8" chart:class="major"/>
          </chart:axis>
          <chart:series chart:style-name="ch9" chart:values-cell-range-address="Arkusz1.H3:Arkusz1.H8" loext:label-string="&quot;średnia liczba zmian wag&quot;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liczba zmian wag</text:p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Arkusz1.G3:Arkusz1.G8</svg:desc>
                </draw:g>
              </table:table-cell>
              <table:table-cell office:value-type="float" office:value="126.9">
                <text:p>126.9</text:p>
                <draw:g>
                  <svg:desc>Arkusz1.H3:Arkusz1.H8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586cm" svg:height="7.58cm" xlink:href=".." xlink:type="simple" chart:class="chart:line" chart:style-name="ch1">
        <chart:title svg:x="0.266cm" svg:y="0.286cm" chart:style-name="ch2">
          <text:p>zależność liczby danych uczących od średniej liczby zmian wag</text:p>
        </chart:title>
        <chart:plot-area chart:style-name="ch3" table:cell-range-address="Arkusz1.F10:Arkusz1.F13 Arkusz1.H10:Arkusz1.H13" chart:data-source-has-labels="both" svg:x="1.391cm" svg:y="1.316cm" svg:width="14.864cm" svg:height="5.083cm">
          <chartooo:coordinate-region svg:x="1.854cm" svg:y="1.502cm" svg:width="13.764cm" svg:height="4.427cm"/>
          <chart:axis chart:dimension="x" chart:name="primary-x" chart:style-name="ch4" chartooo:axis-type="auto">
            <chartooo:date-scale/>
            <chart:title svg:x="6.735cm" svg:y="6.551cm" chart:style-name="ch5">
              <text:p>liczba danych uczących</text:p>
            </chart:title>
            <chart:categories table:cell-range-address="Arkusz1.F10:Arkusz1.F13"/>
          </chart:axis>
          <chart:axis chart:dimension="y" chart:name="primary-y" chart:style-name="ch6">
            <chart:title svg:x="0.451cm" svg:y="6.091cm" chart:style-name="ch7">
              <text:p>średnia liczba zmian wag</text:p>
            </chart:title>
            <chart:grid chart:style-name="ch8" chart:class="major"/>
          </chart:axis>
          <chart:series chart:style-name="ch9" chart:values-cell-range-address="Arkusz1.H10:Arkusz1.H13" loext:label-string="&quot;średnia liczba zmian wag&quot;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liczba zmian wag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F10:Arkusz1.F13</svg:desc>
                </draw:g>
              </table:table-cell>
              <table:table-cell office:value-type="float" office:value="5.5">
                <text:p>5.5</text:p>
                <draw:g>
                  <svg:desc>Arkusz1.H10:Arkusz1.H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